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OfficerTable" style:family="table">
      <style:table-properties style:width="6.4493in" fo:margin-left="0.4799in" fo:margin-right="-0.0042in" table:align="margins" style:writing-mode="lr-tb"/>
    </style:style>
    <style:style style:name="OfficerTable.A" style:family="table-column">
      <style:table-column-properties style:column-width="2.6806in" style:rel-column-width="27238*"/>
    </style:style>
    <style:style style:name="OfficerTable.B" style:family="table-column">
      <style:table-column-properties style:column-width="3.7688in" style:rel-column-width="38297*"/>
    </style:style>
    <style:style style:name="OfficerTable.A1" style:family="table-cell">
      <style:table-cell-properties fo:padding="0.0382in" fo:border="none"/>
    </style:style>
    <style:style style:name="P1" style:family="paragraph" style:parent-style-name="Normal_20__28_Web_29_">
      <style:paragraph-properties fo:margin-left="2.6299in" fo:margin-right="0in" fo:margin-top="0in" fo:margin-bottom="0in" fo:text-indent="0in" style:auto-text-indent="false"/>
    </style:style>
    <style:style style:name="P2" style:family="paragraph" style:parent-style-name="Normal_20__28_Web_29_">
      <style:paragraph-properties fo:margin-left="2.6299in" fo:margin-right="0in" fo:margin-top="0.1945in" fo:margin-bottom="0in" fo:text-indent="0in" style:auto-text-indent="false"/>
    </style:style>
    <style:style style:name="P3" style:family="paragraph" style:parent-style-name="Normal_20__28_Web_29_">
      <style:paragraph-properties fo:margin-top="0.1945in" fo:margin-bottom="0in"/>
    </style:style>
    <style:style style:name="P4"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Normal_20__28_Web_29_">
      <style:paragraph-properties fo:margin-top="0.1945in" fo:margin-bottom="0in" fo:line-height="200%"/>
    </style:style>
    <style:style style:name="P6" style:family="paragraph" style:parent-style-name="Normal_20__28_Web_29_">
      <style:paragraph-properties fo:margin-top="0.1945in" fo:margin-bottom="0in" fo:text-align="end" style:justify-single-word="false"/>
    </style:style>
    <style:style style:name="P7" style:family="paragraph" style:parent-style-name="Normal_20__28_Web_29_">
      <style:paragraph-properties fo:margin-top="0.1945in" fo:margin-bottom="0in" fo:text-align="center" style:justify-single-word="false" fo:break-before="page"/>
      <style:text-properties style:text-underline-style="solid" style:text-underline-width="auto" style:text-underline-color="font-color" fo:font-weight="bold" style:font-weight-asian="bold" style:font-weight-complex="bold"/>
    </style:style>
    <style:style style:name="P8" style:family="paragraph" style:parent-style-name="Table_20_Contents">
      <style:paragraph-properties fo:margin-left="0.0453in" fo:margin-right="0.0453in" fo:margin-top="0in" fo:margin-bottom="0in" fo:line-height="105%" fo:text-indent="0in" style:auto-text-indent="false"/>
      <style:text-properties style:font-name="Times New Roman" style:text-underline-style="solid" style:text-underline-width="auto" style:text-underline-color="font-color" fo:font-weight="bold" style:font-weight-asian="bold" style:font-weight-complex="bold"/>
    </style:style>
    <style:style style:name="P9" style:family="paragraph" style:parent-style-name="Table_20_Contents">
      <style:paragraph-properties fo:margin-left="0.0453in" fo:margin-right="0.0453in" fo:margin-top="0in" fo:margin-bottom="0in" fo:line-height="105%" fo:text-indent="0in" style:auto-text-indent="false"/>
      <style:text-properties style:font-name="Times New Roman"/>
    </style:style>
    <style:style style:name="P10" style:family="paragraph" style:parent-style-name="Standard">
      <style:paragraph-properties fo:margin-left="3.0626in" fo:margin-right="0in" fo:margin-top="0in" fo:margin-bottom="0in" style:line-height-at-least="0.0693in" fo:text-indent="0in" style:auto-text-indent="false"/>
      <style:text-properties style:font-name="Times New Roman" fo:font-size="12pt" style:font-size-asian="12pt" style:font-size-complex="12pt"/>
    </style:style>
    <style:style style:name="P11" style:family="paragraph" style:parent-style-name="Text_20_body">
      <style:paragraph-properties fo:margin-left="3.0626in" fo:margin-right="0in" fo:margin-top="0in" fo:margin-bottom="0in" fo:text-indent="0in" style:auto-text-indent="false"/>
    </style:style>
    <style:style style:name="P12" style:family="paragraph" style:parent-style-name="Standard">
      <style:paragraph-properties fo:margin-left="3.0626in" fo:margin-right="0in" style:line-height-at-least="0.0693in" fo:text-indent="0in" style:auto-text-indent="false"/>
      <style:text-properties style:font-name="Times New Roman" fo:font-size="12pt" style:font-size-asian="12pt" style:font-size-complex="12pt"/>
    </style:style>
    <style:style style:name="P13" style:family="paragraph" style:parent-style-name="Standard">
      <style:paragraph-properties fo:line-height="150%" fo:text-align="center" style:justify-single-word="false"/>
      <style:text-properties fo:text-transform="uppercase" style:font-name="Times New Roman" fo:font-size="12pt" fo:font-weight="bold" style:font-size-asian="12pt" style:font-weight-asian="bold" style:font-size-complex="12pt" style:font-weight-complex="bold"/>
    </style:style>
    <style:style style:name="P14" style:family="paragraph" style:parent-style-name="Standard">
      <style:paragraph-properties fo:line-height="150%"/>
      <style:text-properties style:font-name="Times New Roman" fo:font-size="12pt" style:font-size-asian="12pt" style:font-size-complex="12pt"/>
    </style:style>
    <style:style style:name="P15"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16"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17" style:family="paragraph" style:parent-style-name="Standard">
      <style:text-properties style:font-name="Arial" fo:font-size="4pt" style:font-size-asian="4pt" style:font-size-complex="4pt"/>
    </style:style>
    <style:style style:name="P18" style:family="paragraph" style:parent-style-name="Standard">
      <style:paragraph-properties fo:line-height="150%" fo:text-align="center" style:justify-single-word="false" fo:break-before="page"/>
      <style:text-properties fo:text-transform="uppercase" style:font-name="Times New Roman" fo:font-size="12pt" fo:font-weight="bold" style:font-size-asian="12pt" style:font-weight-asian="bold" style:font-size-complex="12pt" style:font-weight-complex="bold"/>
    </style:style>
    <style:style style:name="P19" style:family="paragraph" style:parent-style-name="Text_20_body">
      <style:paragraph-properties fo:line-height="150%" fo:text-align="center" style:justify-single-word="false" fo:break-before="page"/>
      <style:text-properties fo:font-weight="bold"/>
    </style:style>
    <style:style style:name="P20" style:family="paragraph" style:parent-style-name="Text_20_body">
      <style:paragraph-properties fo:line-height="150%"/>
    </style:style>
    <style:style style:name="P21" style:family="paragraph" style:parent-style-name="Text_20_body">
      <style:paragraph-properties fo:line-height="150%" fo:text-align="center" style:justify-single-word="false"/>
    </style:style>
    <style:style style:name="P22" style:family="paragraph" style:parent-style-name="Text_20_body">
      <style:paragraph-properties fo:line-height="150%" fo:text-align="center" style:justify-single-word="false"/>
      <style:text-properties fo:font-size="14pt" style:text-underline-style="solid" style:text-underline-width="auto" style:text-underline-color="font-color" fo:font-weight="bold"/>
    </style:style>
    <style:style style:name="P23" style:family="paragraph" style:parent-style-name="Text_20_body">
      <style:paragraph-properties fo:line-height="200%"/>
    </style:style>
    <style:style style:name="P24" style:family="paragraph" style:parent-style-name="Text_20_body">
      <style:paragraph-properties fo:line-height="200%" fo:text-align="center" style:justify-single-word="false"/>
    </style:style>
    <style:style style:name="P25" style:family="paragraph" style:parent-style-name="Standard">
      <style:paragraph-properties fo:margin-left="0.25in" fo:margin-right="0.25in" fo:text-align="center" style:justify-single-word="false" fo:text-indent="0in" style:auto-text-indent="false" fo:background-color="#e6e6e6" fo:padding="0.0598in" fo:border="0.0138in solid #000000" style:shadow="#808080 0.0701in 0.0701in">
        <style:drop-cap/>
        <style:background-image/>
      </style:paragraph-properties>
      <style:text-properties style:font-name="Eras Demi ITC" style:text-underline-style="solid" style:text-underline-width="auto" style:text-underline-color="font-color"/>
    </style:style>
    <style:style style:name="P26" style:family="paragraph" style:parent-style-name="Standard">
      <style:paragraph-properties fo:margin-left="0.25in" fo:margin-right="0.25in" fo:margin-top="0.05in" fo:margin-bottom="0in" fo:text-align="start" style:justify-single-word="false" fo:text-indent="0in" style:auto-text-indent="false" fo:background-color="#e6e6e6" fo:padding="0.0598in" fo:border="0.0138in solid #000000" style:shadow="#808080 0.0701in 0.0701in">
        <style:drop-cap/>
        <style:background-image/>
      </style:paragraph-properties>
    </style:style>
    <style:style style:name="P27"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text-underline-style="none" style:font-size-asian="12pt" style:font-size-complex="12pt"/>
    </style:style>
    <style:style style:name="P28"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font-size-asian="12pt" style:font-size-complex="12pt"/>
    </style:style>
    <style:style style:name="P29" style:family="paragraph" style:parent-style-name="Standard">
      <style:paragraph-properties fo:margin-top="0in" fo:margin-bottom="0.05in" fo:line-height="100%" fo:text-align="center" style:justify-single-word="false"/>
      <style:text-properties fo:font-variant="small-caps" style:font-name="Eras Demi ITC" fo:font-size="16pt" style:font-size-asian="16pt" style:font-size-complex="16pt"/>
    </style:style>
    <style:style style:name="P30" style:family="paragraph" style:parent-style-name="Standard">
      <style:paragraph-properties fo:margin-top="0in" fo:margin-bottom="0.05in" fo:line-height="100%" fo:text-align="center" style:justify-single-word="false"/>
      <style:text-properties fo:font-variant="small-caps" fo:color="#dc2300" style:font-name="Eras Demi ITC" fo:font-size="16pt" style:font-size-asian="16pt" style:font-size-complex="16pt"/>
    </style:style>
    <style:style style:name="P31" style:family="paragraph" style:parent-style-name="Standard">
      <style:paragraph-properties fo:margin-top="0.0598in" fo:margin-bottom="0in" fo:line-height="100%"/>
      <style:text-properties style:font-name="Eras Medium ITC" fo:font-size="12pt" style:font-size-asian="12pt" style:font-size-complex="12pt"/>
    </style:style>
    <style:style style:name="P32" style:family="paragraph" style:parent-style-name="Standard">
      <style:paragraph-properties fo:margin-top="0.1in" fo:margin-bottom="0.1in" fo:text-align="center" style:justify-single-word="false"/>
      <style:text-properties fo:font-variant="small-caps" style:font-name="Eras Demi ITC" fo:font-size="14pt" style:font-size-asian="14pt" style:font-size-complex="14pt"/>
    </style:style>
    <style:style style:name="P33" style:family="paragraph" style:parent-style-name="Standard">
      <style:paragraph-properties fo:margin-top="0.05in" fo:margin-bottom="0in" fo:line-height="100%"/>
      <style:text-properties style:font-name="Eras Medium ITC" fo:font-size="12pt" style:font-size-asian="12pt" style:font-size-complex="12pt"/>
    </style:style>
    <style:style style:name="P34" style:family="paragraph" style:parent-style-name="Horizontal_20_Line">
      <style:paragraph-properties fo:margin-top="0in" fo:margin-bottom="0in" fo:line-height="100%"/>
      <style:text-properties fo:font-size="6pt" style:font-size-asian="6pt" style:font-size-complex="6pt"/>
    </style:style>
    <style:style style:name="P35" style:family="paragraph" style:parent-style-name="Standard" style:master-page-name="Welcome_20_Page">
      <style:paragraph-properties fo:margin-top="0.1945in" fo:margin-bottom="0in" fo:text-align="center" style:justify-single-word="false" style:page-number="auto"/>
      <style:text-properties style:font-name="Eras Bold ITC" fo:font-size="18pt" fo:font-weight="bold" style:font-size-asian="18pt" style:font-weight-asian="bold" style:font-size-complex="18pt" style:font-weight-complex="bold"/>
    </style:style>
    <style:style style:name="T1" style:family="text">
      <style:text-properties style:font-name="Eras Medium ITC" style:text-underline-style="none"/>
    </style:style>
    <style:style style:name="T2" style:family="text">
      <style:text-properties fo:color="#dc2300" style:font-name="Eras Medium ITC" style:text-underline-style="solid" style:text-underline-width="auto" style:text-underline-color="font-color" fo:font-weight="normal" style:font-weight-asian="normal" style:font-weight-complex="normal"/>
    </style:style>
    <style:style style:name="T3" style:family="text">
      <style:text-properties fo:color="#dc2300" fo:font-weight="bold" style:font-weight-asian="bold" style:font-weight-complex="bol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Welcome To WyomingRegisteredAgent.com!</text:p>
      <text:p text:style-name="P32">Thank you for your purchase. In this package you will find the following:</text:p>
      <text:p text:style-name="P25">Articles of Incorporation</text:p>
      <text:p text:style-name="P26"><text:span text:style-name="T1">These are the filed and approved documents from the Wyoming Secretary of State which should be kept in a safe place with your other corporate documents.</text:span> </text:p>
      <text:p text:style-name="P17"/>
      <text:p text:style-name="P25">Appointment of Initial Director</text:p>
      <text:p text:style-name="P26"><text:span text:style-name="T1">Since WyomingRegisteredAgent.com signed the Articles of Incorporation as the incorporator, this resolution appoints you as the director when the incorporator resigns.</text:span> </text:p>
      <text:p text:style-name="P17"/>
      <text:p text:style-name="P25">Acceptance of Appointment by Director</text:p>
      <text:p text:style-name="P26"><text:span text:style-name="T1">Once the incorporator appoints you as the initial director, signing this shows that you accept the appointment as director of the corporation. </text:span><text:s/></text:p>
      <text:p text:style-name="P17"/>
      <text:p text:style-name="P25">Resignation of Incorporator</text:p>
      <text:p text:style-name="P26"><text:span text:style-name="T1">Since we signed the Articles of Incorporation as the incorporator, this document shows we are no longer acting on behalf of your company. </text:span><text:span text:style-name="T2">We are still your registered agent.</text:span> </text:p>
      <text:p text:style-name="P34"/>
      <text:p text:style-name="P29">Manage Your Account Online</text:p>
      <text:p text:style-name="P27">Go to http://my.wyomingregisteredagent.com/user/password</text:p>
      <text:p text:style-name="P28">User Name: [onshow.username]</text:p>
      <text:p text:style-name="P28">To have your password emailed to you.</text:p>
      <text:p text:style-name="P33">You can manage your account online to keep up to date on the status of your LLC, find out when annual reports are due, make changes to your mailing address and access a library of over 1,000 corporate resolutions.</text:p>
      <text:p text:style-name="P34"/>
      <text:p text:style-name="P29">When Your Annual Report is Due</text:p>
      <text:p text:style-name="P31">Your annual report is due on the first day of the month of organization every year. WyomingRegisteredAgent.com will notify you by both mail and email approximately 45 days before your annual report is due.</text:p>
      <text:p text:style-name="P34"/>
      <text:p text:style-name="P30">Questions &amp; Support</text:p>
      <text:p text:style-name="P31">For the fastest response to your problems and questions, please send an email to <text:span text:style-name="T3">support@wyomingregisteredagent.com</text:span>. Alternatively, contact us by phone at 1.307.637.5151</text:p>
      <text:p text:style-name="Standard"/>
      <text:p text:style-name="P7"/>
      <text:p text:style-name="P4"/>
      <text:p text:style-name="P4">RESIGNATION OF INCORPORATOR</text:p>
      <text:p text:style-name="P5"/>
      <text:p text:style-name="P3">WyomingRegisteredAgent.com Inc. does hereby resign as incorporator of <text:bookmark text:name="CompanyName"/>[onshow.company_name], a Wyoming corporation, effective this day <text:date style:data-style-name="N76" text:date-value="2013-01-02T11:06:45.70">January 2, 2013</text:date>.</text:p>
      <text:p text:style-name="P6"/>
      <text:p text:style-name="P2"/>
      <text:p text:style-name="P1">By: ___________________________________</text:p>
      <text:p text:style-name="P1">Name: Rose Garcia</text:p>
      <text:p text:style-name="P1">Title: Assistant Secretary</text:p>
      <text:p text:style-name="P1">WyomingRegisteredAgent.com, Inc.</text:p>
      <text:p text:style-name="P1"/>
      <text:p text:style-name="P19">Resolution Of INCORPORATOR<text:line-break/>TO APPOINT DIRECTORS for</text:p>
      <text:p text:style-name="P21"> </text:p>
      <text:p text:style-name="P22">[onshow.company_name]</text:p>
      <text:p text:style-name="P21">A Wyoming Corporation (hereafter “corporation”)</text:p>
      <text:p text:style-name="P21"> </text:p>
      <text:p text:style-name="P20">The Incorporator of the above named corporation hereby appoints the following people to the Board of Directors of the corporation:</text:p>
      <table:table table:name="OfficerTable" table:style-name="OfficerTable">
        <table:table-column table:style-name="OfficerTable.A"/>
        <table:table-column table:style-name="OfficerTable.B"/>
        <table:table-header-rows>
          <table:table-row>
            <table:table-cell table:style-name="OfficerTable.A1" office:value-type="string">
              <text:p text:style-name="P8">Name</text:p>
            </table:table-cell>
            <table:table-cell table:style-name="OfficerTable.A1" office:value-type="string">
              <text:p text:style-name="P8">Address</text:p>
            </table:table-cell>
          </table:table-row>
        </table:table-header-rows>
        <table:table-row>
          <table:table-cell table:style-name="OfficerTable.A1" office:value-type="string">
            <text:p text:style-name="P9">[a.name;block=table:table-row]</text:p>
          </table:table-cell>
          <table:table-cell table:style-name="OfficerTable.A1" office:value-type="string">
            <text:p text:style-name="P9">[a.address]</text:p>
          </table:table-cell>
        </table:table-row>
      </table:table>
      <text:p text:style-name="Standard"/>
      <text:p text:style-name="Standard"/>
      <text:p text:style-name="P20">  </text:p>
      <text:p text:style-name="P23">Adopted and resolved by the Incorporator of the corporation this <text:date style:data-style-name="N76" text:date-value="2013-01-02T11:06:45.70">January 2, 2013</text:date>.</text:p>
      <text:p text:style-name="P24"> </text:p>
      <text:p text:style-name="P11">________________________________________<text:line-break/>Rose Garcia, Assistant Secretary</text:p>
      <text:p text:style-name="P11">WyomingRegisteredAgent.com, Inc.</text:p>
      <text:p text:style-name="P11">Incorporator</text:p>
      <text:p text:style-name="P11"/>
      <text:p text:style-name="P18">ACCEPTANCE OF APPOINTMENT AS DIRECTOR </text:p>
      <text:p text:style-name="P13">OF</text:p>
      <text:p text:style-name="P13">[onshow.company_name]</text:p>
      <text:p text:style-name="P15">A Wyoming Corporation (hereafter “corporation”)</text:p>
      <text:p text:style-name="P15"/>
      <text:p text:style-name="P14">I, <text:bookmark text:name="Nominee4"/>[onshow.director_1_name], having been appointed a Director of the corporation, do hereby accept said position effective as of the time of my appointment on this ________ day of _______________________, __________.</text:p>
      <text:p text:style-name="P12"/>
      <text:p text:style-name="P16"/>
      <text:p text:style-name="P10">________________________________________<text:line-break/>[onshow.director_1_name], Dire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fo:padding="0in" fo:border-left="none" fo:border-right="none" fo:border-top="none" fo:border-bottom="0.0346in solid #000000" style:shadow="none"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e8fcf7"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master-page style:name="Welcome_20_Page" style:display-name="Welcome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7T15:35:12.43</meta:creation-date>
    <meta:editing-duration>PT18H16M6S</meta:editing-duration>
    <meta:editing-cycles>14</meta:editing-cycles>
    <meta:generator>OpenOffice.org/3.4.1$Win32 OpenOffice.org_project/341m1$Build-9593</meta:generator>
    <meta:initial-creator>Keith Vogt</meta:initial-creator>
    <dc:date>2013-01-02T11:06:45.69</dc:date>
    <meta:printed-by>Keith Vogt</meta:printed-by>
    <meta:print-date>2011-02-20T20:32:01.26</meta:print-date>
    <meta:document-statistic meta:table-count="1" meta:image-count="0" meta:object-count="0" meta:page-count="4" meta:paragraph-count="47" meta:word-count="384" meta:character-count="2847"/>
  </office:meta>
</office:document-meta>
</file>